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haroni" svg:font-family="Aharoni" style:font-pitch="variable"/>
    <style:font-face style:name="MV Boli" svg:font-family="'MV Bo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V Boli" officeooo:rsid="000e2837" officeooo:paragraph-rsid="000e2837"/>
    </style:style>
    <style:style style:name="P2" style:family="paragraph" style:parent-style-name="Standard">
      <style:text-properties style:font-name="MV Boli" fo:font-size="16pt" fo:font-weight="bold" officeooo:rsid="000e2837" officeooo:paragraph-rsid="000e2837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MV Boli" officeooo:rsid="0010f112" officeooo:paragraph-rsid="0010f112"/>
    </style:style>
    <style:style style:name="P4" style:family="paragraph" style:parent-style-name="Standard">
      <style:text-properties style:font-name="MV Boli" officeooo:rsid="00116e01" officeooo:paragraph-rsid="00116e01"/>
    </style:style>
    <style:style style:name="P5" style:family="paragraph" style:parent-style-name="Standard">
      <style:text-properties style:font-name="MV Boli" officeooo:rsid="0011db12" officeooo:paragraph-rsid="0011db12"/>
    </style:style>
    <style:style style:name="T1" style:family="text">
      <style:text-properties officeooo:rsid="0010f112"/>
    </style:style>
    <style:style style:name="T2" style:family="text">
      <style:text-properties fo:color="#0000ff"/>
    </style:style>
    <style:style style:name="T3" style:family="text">
      <style:text-properties officeooo:rsid="001119e1"/>
    </style:style>
    <style:style style:name="T4" style:family="text">
      <style:text-properties officeooo:rsid="0011db12"/>
    </style:style>
    <style:style style:name="T5" style:family="text">
      <style:text-properties officeooo:rsid="0013d3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ples of CNM file<text:span text:style-name="T1">s</text:span> with DRM</text:p>
      <text:p text:style-name="P2"/>
      <text:p text:style-name="P1">1) cnm01.cnm – DRMLess (untouched data)</text:p>
      <text:p text:style-name="P1"/>
      <text:p text:style-name="P1">Just use DRMLess to setup the data but there is no change of data. The encrypting / decrypting methods return the entries. This is a free model of DRM.</text:p>
      <text:p text:style-name="P1">So we can say that it's not a DRM system but CNM writer needs for a DRM to configure the file.</text:p>
      <text:p text:style-name="P1"/>
      <text:p text:style-name="P1">2) cnm02.cnm – DRM<text:span text:style-name="T5">Sample</text:span> (untouched data + limit of time)</text:p>
      <text:p text:style-name="P1"/>
      <text:p text:style-name="P3">The same case as 01 but with timestamps.</text:p>
      <text:p text:style-name="P3">In this case, let's define <text:span text:style-name="T2">start time</text:span> to -1 (inactive), let's define <text:span text:style-name="T2">end time</text:span> to -1 (inactive) and <text:span text:style-name="T2">duration</text:span> to a chosen number (active).</text:p>
      <text:p text:style-name="P3">We must define <text:span text:style-name="T3">external file methods to register the using of the duration and encrypt / decrypt data to create an unreadable file with information.</text:span></text:p>
      <text:p text:style-name="P4">Here is the structure of this external file. Note that each parameter is separate by a ";" in readable format which must be encrypt.</text:p>
      <text:p text:style-name="P4">Parameter 1 = -1 (start time).</text:p>
      <text:p text:style-name="P4">Parameter 2 = -1 (end time)</text:p>
      <text:p text:style-name="P4">Parameter 3 = a timestamp number (duration)</text:p>
      <text:p text:style-name="P4">Parameter 4 = a timestamp number (elapsed time)</text:p>
      <text:p text:style-name="P4">Parameter 5 = -1 (count of use)</text:p>
      <text:p text:style-name="P4">Parameter 6 = -1 (elapsed times of use)</text:p>
      <text:p text:style-name="P4">Parameter 7 = <text:span text:style-name="T4">a name for the DRM (name)</text:span></text:p>
      <text:p text:style-name="P5">Parameter 8 = a name for the media (media name)</text:p>
      <text:p text:style-name="P5">Parameter 9 = <text:s/>(MAC address or blank)</text:p>
      <text:p text:style-name="P5">Parameter 10 = <text:s/>(identity of the owner with first name and last name or blan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haroni" svg:font-family="Aharoni" style:font-pitch="variable"/>
    <style:font-face style:name="MV Boli" svg:font-family="'MV Bo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9M26S</meta:editing-duration>
    <meta:editing-cycles>7</meta:editing-cycles>
    <meta:generator>LibreOffice/4.4.1.2$Windows_x86 LibreOffice_project/45e2de17089c24a1fa810c8f975a7171ba4cd432</meta:generator>
    <dc:date>2015-03-29T20:30:06.473000000</dc:date>
    <meta:document-statistic meta:table-count="0" meta:image-count="0" meta:object-count="0" meta:page-count="1" meta:paragraph-count="19" meta:word-count="234" meta:character-count="1245" meta:non-whitespace-character-count="1026"/>
    <meta:user-defined meta:name="Info 1"/>
    <meta:user-defined meta:name="Info 2"/>
    <meta:user-defined meta:name="Info 3"/>
    <meta:user-defined meta:name="Info 4"/>
  </office:meta>
</office:document-meta>
</file>